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i>R</mi>
      <mn>2</mn>
      <mrow>
        <mspace width="2em"/>
        <mo stretchy="false">=</mo>
        <mspace width="2em"/>
      </mrow>
      <msub>
        <mn>3000</mn>
        <mi mathvariant="italic">Rtotal</mi>
      </msub>
      <mrow>
        <mspace width="2em"/>
        <mo stretchy="false">−</mo>
        <mspace width="2em"/>
      </mrow>
      <msub>
        <mn>1000</mn>
        <mrow>
          <mi>R</mi>
          <mn>1</mn>
        </mrow>
      </msub>
      <mrow>
        <mspace width="2em"/>
        <mo stretchy="false">=</mo>
        <mspace width="2em"/>
      </mrow>
      <mn>2000</mn>
      <mi mathvariant="italic">Ом</mi>
    </mrow>
    <annotation encoding="StarMath 5.0">R2 ~=~ 3000_Rtotal ~-~ 1000_R1 ~=~ 2000Ом</annotation>
  </semantics>
</math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6T20:15:29.617000000</meta:creation-date>
    <dc:date>2019-12-19T21:06:15.360000000</dc:date>
    <meta:editing-duration>PT28M42S</meta:editing-duration>
    <meta:editing-cycles>12</meta:editing-cycles>
    <meta:generator>LibreOffice/6.3.3.2$Windows_X86_64 LibreOffice_project/a64200df03143b798afd1ec74a12ab50359878ed</meta:generator>
  </office:meta>
</office:document-meta>
</file>